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e86ae" draw:textarea-horizontal-align="justify" draw:textarea-vertical-align="middle" draw:auto-grow-height="false" fo:min-height="0.559cm" fo:min-width="0.758cm"/>
      <style:paragraph-properties style:writing-mode="lr-tb"/>
    </style:style>
    <style:style style:name="gr2" style:family="graphic" style:parent-style-name="standard">
      <style:graphic-properties draw:fill-color="#81d41a" draw:textarea-horizontal-align="justify" draw:textarea-vertical-align="middle" draw:auto-grow-height="false" fo:min-height="0.559cm" fo:min-width="0.758cm"/>
      <style:paragraph-properties style:writing-mode="lr-tb"/>
    </style:style>
    <style:style style:name="gr3" style:family="graphic" style:parent-style-name="standard">
      <style:graphic-properties draw:fill-color="#ffbf00" draw:textarea-horizontal-align="justify" draw:textarea-vertical-align="middle" draw:auto-grow-height="false" fo:min-height="0.559cm" fo:min-width="0.669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5" style:family="graphic" style:parent-style-name="standard">
      <style:graphic-properties draw:fill-color="#ffbf00" draw:textarea-horizontal-align="justify" draw:textarea-vertical-align="middle" draw:auto-grow-height="false" fo:min-height="1.097cm" fo:min-width="1.567cm"/>
      <style:paragraph-properties style:writing-mode="lr-tb"/>
    </style:style>
    <style:style style:name="gr6" style:family="graphic" style:parent-style-name="standard">
      <style:graphic-properties draw:fill-color="#ffbf00" draw:textarea-horizontal-align="justify" draw:textarea-vertical-align="middle" draw:auto-grow-height="false" fo:min-height="1.097cm" fo:min-width="1.656cm"/>
      <style:paragraph-properties style:writing-mode="lr-tb"/>
    </style:style>
    <style:style style:name="gr7" style:family="graphic" style:parent-style-name="standard">
      <style:graphic-properties draw:fill-color="#ffbf00" draw:textarea-horizontal-align="justify" draw:textarea-vertical-align="middle" draw:auto-grow-height="false" fo:min-height="1.008cm" fo:min-width="1.476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8e86ae"/>
      <style:paragraph-properties fo:text-align="center" style:writing-mode="lr-tb"/>
    </style:style>
    <style:style style:name="P3" style:family="paragraph">
      <style:paragraph-properties fo:text-align="center" style:writing-mode="lr-tb"/>
      <style:text-properties fo:font-size="15pt" style:font-size-asian="15pt" style:font-size-complex="15pt"/>
    </style:style>
    <style:style style:name="P4" style:family="paragraph">
      <loext:graphic-properties draw:fill-color="#81d41a"/>
      <style:paragraph-properties fo:text-align="center" style:writing-mode="lr-tb"/>
      <style:text-properties fo:font-size="15pt" style:font-size-asian="15pt" style:font-size-complex="15pt"/>
    </style:style>
    <style:style style:name="P5" style:family="paragraph">
      <style:paragraph-properties fo:text-align="center" style:writing-mode="lr-tb"/>
      <style:text-properties fo:font-size="13pt" style:font-size-asian="13pt" style:font-size-complex="13pt"/>
    </style:style>
    <style:style style:name="P6" style:family="paragraph">
      <loext:graphic-properties draw:fill-color="#ffbf00"/>
      <style:paragraph-properties fo:text-align="center" style:writing-mode="lr-tb"/>
      <style:text-properties fo:font-size="13pt" style:font-size-asian="13pt" style:font-size-complex="13pt"/>
    </style:style>
    <style:style style:name="P7" style:family="paragraph">
      <style:paragraph-properties fo:text-align="center"/>
    </style:style>
    <style:style style:name="P8" style:family="paragraph">
      <loext:graphic-properties draw:fill="solid"/>
      <style:paragraph-properties fo:text-align="center" style:writing-mode="lr-tb"/>
    </style:style>
    <style:style style:name="P9" style:family="paragraph">
      <loext:graphic-properties draw:fill-color="#ffbf00"/>
      <style:paragraph-properties fo:text-align="center" style:writing-mode="lr-tb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78cm" svg:height="1.143cm" svg:x="4.81cm" svg:y="4.302cm">
          <text:p text:style-name="P1"><text:span text:style-name="T1">Mas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778cm" svg:height="1.143cm" svg:x="15.605cm" svg:y="4.429cm">
          <text:p text:style-name="P3"><text:span text:style-name="T1">regis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3" draw:id="id3" draw:layer="layout" svg:width="1.651cm" svg:height="1.143cm" svg:x="10.144cm" svg:y="1.889cm">
          <text:p text:style-name="P5"><text:span text:style-name="T2">worker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xml:id="id4" draw:id="id4" draw:layer="layout" svg:width="1.651cm" svg:height="1.143cm" svg:x="10.144cm" svg:y="6.842cm">
          <text:p text:style-name="P5"><text:span text:style-name="T2">worker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6.588cm" svg:y1="4.874cm" svg:x2="15.605cm" svg:y2="5.001cm" draw:start-shape="id1" draw:start-glue-point="10" draw:end-shape="id2" draw:end-glue-point="6" svg:d="M6588 4874l9017 127" svg:viewBox="0 0 9018 128">
          <text:p text:style-name="P7">r0</text:p>
        </draw:connector>
        <draw:connector draw:style-name="gr4" draw:text-style-name="P8" draw:layer="layout" draw:type="line" svg:x1="6.328cm" svg:y1="4.469cm" svg:x2="10.144cm" svg:y2="2.46cm" draw:start-shape="id1" draw:start-glue-point="11" draw:end-shape="id3" svg:d="M6328 4469l3816-2009" svg:viewBox="0 0 3817 2010">
          <text:p text:style-name="P7">w1</text:p>
        </draw:connector>
        <draw:connector draw:style-name="gr4" draw:text-style-name="P8" draw:layer="layout" draw:type="line" svg:x1="6.328cm" svg:y1="5.278cm" svg:x2="10.144cm" svg:y2="7.413cm" draw:start-shape="id1" draw:start-glue-point="9" draw:end-shape="id4" svg:d="M6328 5278l3816 2135" svg:viewBox="0 0 3817 2136">
          <text:p text:style-name="P7">w2</text:p>
        </draw:connector>
        <draw:connector draw:style-name="gr4" draw:text-style-name="P8" draw:layer="layout" draw:type="line" svg:x1="11.795cm" svg:y1="2.461cm" svg:x2="15.865cm" svg:y2="4.596cm" draw:start-shape="id3" draw:start-glue-point="10" draw:end-shape="id2" draw:end-glue-point="5" svg:d="M11795 2461l4070 2135" svg:viewBox="0 0 4071 2136">
          <text:p text:style-name="P7">r1</text:p>
        </draw:connector>
        <draw:connector draw:style-name="gr4" draw:text-style-name="P8" draw:layer="layout" draw:type="line" svg:x1="11.795cm" svg:y1="7.414cm" svg:x2="15.865cm" svg:y2="5.405cm" draw:start-shape="id4" draw:start-glue-point="10" draw:end-shape="id2" draw:end-glue-point="7" svg:d="M11795 7414l4070-2009" svg:viewBox="0 0 4071 2010">
          <text:p text:style-name="P7">r2</text:p>
        </draw:connector>
        <draw:custom-shape draw:style-name="gr1" draw:text-style-name="P2" xml:id="id5" draw:id="id5" draw:layer="layout" svg:width="1.778cm" svg:height="1.143cm" svg:x="1.381cm" svg:y="12.938cm">
          <text:p text:style-name="P1"><text:span text:style-name="T1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9" xml:id="id6" draw:id="id6" draw:layer="layout" svg:width="2.921cm" svg:height="1.905cm" svg:x="8.493cm" svg:y="10.779cm">
          <text:p text:style-name="P1"><text:span text:style-name="T1">ADT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xml:id="id8" draw:id="id8" draw:layer="layout" svg:width="3.048cm" svg:height="1.905cm" svg:x="8.366cm" svg:y="14.716cm">
          <text:p text:style-name="P1"><text:span text:style-name="T1">ADT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9" xml:id="id7" draw:id="id7" draw:layer="layout" svg:width="2.794cm" svg:height="1.778cm" svg:x="14.335cm" svg:y="13.192cm">
          <text:p text:style-name="P1"><text:span text:style-name="T1">ADT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8" draw:layer="layout" draw:type="line" svg:x1="2.27cm" svg:y1="12.938cm" svg:x2="8.493cm" svg:y2="11.732cm" draw:start-shape="id5" draw:start-glue-point="4" draw:end-shape="id6" draw:end-glue-point="6" svg:d="M2270 12938l6223-1206" svg:viewBox="0 0 6224 1207">
          <text:p text:style-name="P7">w(k,1)</text:p>
        </draw:connector>
        <draw:connector draw:style-name="gr4" draw:text-style-name="P8" draw:layer="layout" draw:type="line" svg:x1="11.414cm" svg:y1="11.732cm" svg:x2="14.744cm" svg:y2="13.452cm" draw:start-shape="id6" draw:start-glue-point="10" draw:end-shape="id7" draw:end-glue-point="5" svg:d="M11414 11732l3330 1720" svg:viewBox="0 0 3331 1721">
          <text:p text:style-name="P7">r1</text:p>
        </draw:connector>
        <draw:connector draw:style-name="gr4" draw:text-style-name="P8" draw:layer="layout" draw:type="line" svg:x1="9.954cm" svg:y1="12.684cm" svg:x2="9.89cm" svg:y2="14.716cm" draw:start-shape="id6" draw:start-glue-point="8" draw:end-shape="id8" draw:end-glue-point="4" svg:d="M9954 12684l-64 2032" svg:viewBox="0 0 65 2033">
          <text:p text:style-name="P7">r1</text:p>
        </draw:connector>
        <draw:connector draw:style-name="gr4" draw:text-style-name="P8" draw:layer="layout" draw:type="line" svg:x1="10.987cm" svg:y1="12.405cm" svg:x2="10.968cm" svg:y2="14.995cm" draw:start-shape="id6" draw:start-glue-point="9" draw:end-shape="id8" draw:end-glue-point="11" svg:d="M10987 12405l-19 2590" svg:viewBox="0 0 20 2591">
          <text:p text:style-name="P7">r2</text:p>
        </draw:connector>
        <draw:connector draw:style-name="gr4" draw:text-style-name="P8" draw:layer="layout" draw:type="line" svg:x1="8.812cm" svg:y1="14.995cm" svg:x2="8.92cm" svg:y2="12.405cm" draw:start-shape="id8" draw:start-glue-point="5" draw:end-shape="id6" draw:end-glue-point="7" svg:d="M8812 14995l108-2590" svg:viewBox="0 0 109 2591">
          <text:p text:style-name="P7">ok</text:p>
        </draw:connector>
        <draw:connector draw:style-name="gr4" draw:text-style-name="P8" draw:layer="layout" draw:type="line" svg:x1="15.732cm" svg:y1="13.192cm" svg:x2="10.987cm" svg:y2="11.058cm" draw:start-shape="id7" draw:start-glue-point="4" draw:end-shape="id6" draw:end-glue-point="11" svg:d="M15732 13192l-4745-2134" svg:viewBox="0 0 4746 2135">
          <text:p text:style-name="P7">ok</text:p>
        </draw:connector>
        <draw:connector draw:style-name="gr4" draw:text-style-name="P8" draw:layer="layout" draw:type="line" svg:x1="8.92cm" svg:y1="12.405cm" svg:x2="2.899cm" svg:y2="13.914cm" draw:start-shape="id6" draw:start-glue-point="7" draw:end-shape="id5" draw:end-glue-point="9" svg:d="M8920 12405l-6021 1509" svg:viewBox="0 0 6022 1510">
          <text:p text:style-name="P7">ok(1)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04:21:30.588652010</meta:creation-date>
    <dc:date>2020-08-06T12:12:29.461101309</dc:date>
    <meta:editing-duration>PT5H44M42S</meta:editing-duration>
    <meta:editing-cycles>12</meta:editing-cycles>
    <meta:generator>LibreOffice/6.4.4.2$Linux_X86_64 LibreOffice_project/40$Build-2</meta:generator>
    <meta:document-statistic meta:object-count="20"/>
  </office:meta>
</office:document-meta>
</file>